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157.07pt">
            <loext:p draw:notify-on-update-of-ranges="Sheet1.B1:Sheet1.D1 Sheet1.A2:Sheet1.A2 Sheet1.B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61.1pt" svg:x="459.86pt" svg:y="168.01pt">
            <loext:p draw:notify-on-update-of-ranges="Sheet1.B1:Sheet1.D1 Sheet1.A3:Sheet1.A3 Sheet1.B3:Sheet1.D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ecutable</text:p>
          </table:table-cell>
          <table:table-cell office:value-type="string" calcext:value-type="string">
            <text:p>0.5 Billion</text:p>
          </table:table-cell>
          <table:table-cell office:value-type="string" calcext:value-type="string">
            <text:p>1.0 Billion</text:p>
          </table:table-cell>
          <table:table-cell office:value-type="string" calcext:value-type="string">
            <text:p>1.5 Billion</text:p>
          </table:table-cell>
        </table:table-row>
        <table:table-row table:style-name="ro1">
          <table:table-cell office:value-type="string" calcext:value-type="string">
            <text:p>sieve1</text:p>
          </table:table-cell>
          <table:table-cell office:value-type="float" office:value="1.290996" calcext:value-type="float">
            <text:p>1.290996</text:p>
          </table:table-cell>
          <table:table-cell office:value-type="float" office:value="2.70824" calcext:value-type="float">
            <text:p>2.70824</text:p>
          </table:table-cell>
          <table:table-cell office:value-type="float" office:value="4.122955" calcext:value-type="float">
            <text:p>4.122955</text:p>
          </table:table-cell>
        </table:table-row>
        <table:table-row table:style-name="ro1">
          <table:table-cell office:value-type="string" calcext:value-type="string">
            <text:p>sieve3</text:p>
          </table:table-cell>
          <table:table-cell office:value-type="float" office:value="0.440363" calcext:value-type="float">
            <text:p>0.440363</text:p>
          </table:table-cell>
          <table:table-cell office:value-type="float" office:value="0.892223" calcext:value-type="float">
            <text:p>0.892223</text:p>
          </table:table-cell>
          <table:table-cell office:value-type="float" office:value="1.363965" calcext:value-type="float">
            <text:p>1.363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2:49:07.326273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0:45:01.109374181</meta:creation-date>
    <dc:date>2016-09-28T23:35:27.427263898</dc:date>
    <meta:editing-duration>PT35M35S</meta:editing-duration>
    <meta:editing-cycles>8</meta:editing-cycles>
    <meta:generator>LibreOffice/5.1.4.2$Linux_X86_64 LibreOffice_project/10m0$Build-2</meta:generator>
    <meta:document-statistic meta:table-count="1" meta:cell-count="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08cm" svg:y="4.198cm" style:legend-expansion="high" chart:style-name="ch2"/>
        <chart:plot-area chart:style-name="ch3" table:cell-range-address="Sheet1.A1:Sheet1.D2" chart:data-source-has-labels="both" svg:x="1.321cm" svg:y="0.18cm" svg:width="12.567cm" svg:height="7.669cm">
          <chartooo:coordinate-region svg:x="2.059cm" svg:y="0.382cm" svg:width="11.829cm" svg:height="6.814cm"/>
          <chart:axis chart:dimension="x" chart:name="primary-x" chart:style-name="ch4" chartooo:axis-type="auto">
            <chartooo:date-scale/>
            <chart:title svg:x="6.732cm" svg:y="8.029cm" chart:style-name="ch5">
              <text:p>Paramaters</text:p>
            </chart:title>
            <chart:categories table:cell-range-address="Sheet1.B1:Sheet1.D1"/>
          </chart:axis>
          <chart:axis chart:dimension="y" chart:name="primary-y" chart:style-name="ch6">
            <chart:title svg:x="0.451cm" svg:y="5.955cm" chart:style-name="ch7">
              <text:p>Execution Time ( seconds )</text:p>
            </chart:title>
            <chart:grid chart:style-name="ch8" chart:class="major"/>
          </chart:axis>
          <chart:series chart:style-name="ch9" chart:values-cell-range-address="Sheet1.B2:Sheet1.D2" chart:label-cell-address="Sheet1.A2:Sheet1.A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 Billion</text:p>
                <draw:g>
                  <svg:desc>Sheet1.B1:Sheet1.D1</svg:desc>
                </draw:g>
              </table:table-cell>
              <table:table-cell office:value-type="string">
                <text:p>1.0 Billion</text:p>
              </table:table-cell>
              <table:table-cell office:value-type="string">
                <text:p>1.5 Billion</text:p>
              </table:table-cell>
            </table:table-row>
          </table:table-header-rows>
          <table:table-rows>
            <table:table-row>
              <table:table-cell office:value-type="string">
                <text:p>sieve1</text:p>
                <draw:g>
                  <svg:desc>Sheet1.A2:Sheet1.A2</svg:desc>
                </draw:g>
              </table:table-cell>
              <table:table-cell office:value-type="float" office:value="1.290996">
                <text:p>1.290996</text:p>
                <draw:g>
                  <svg:desc>Sheet1.B2:Sheet1.D2</svg:desc>
                </draw:g>
              </table:table-cell>
              <table:table-cell office:value-type="float" office:value="2.70824">
                <text:p>2.70824</text:p>
              </table:table-cell>
              <table:table-cell office:value-type="float" office:value="4.122955">
                <text:p>4.122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212cm" xlink:href=".." xlink:type="simple" chart:class="chart:bar" chart:style-name="ch1">
        <chart:legend chart:legend-position="end" svg:x="14.208cm" svg:y="4.304cm" style:legend-expansion="high" chart:style-name="ch2"/>
        <chart:plot-area chart:style-name="ch3" table:cell-range-address="Sheet1.B1:Sheet1.D1 Sheet1.A3:Sheet1.D3" chart:data-source-has-labels="both" svg:x="1.321cm" svg:y="0.184cm" svg:width="12.567cm" svg:height="7.873cm">
          <chartooo:coordinate-region svg:x="2.059cm" svg:y="0.386cm" svg:width="11.829cm" svg:height="7.018cm"/>
          <chart:axis chart:dimension="x" chart:name="primary-x" chart:style-name="ch4" chartooo:axis-type="auto">
            <chartooo:date-scale/>
            <chart:title svg:x="6.732cm" svg:y="8.241cm" chart:style-name="ch5">
              <text:p>Paramaters</text:p>
            </chart:title>
            <chart:categories table:cell-range-address="Sheet1.B1:Sheet1.D1"/>
          </chart:axis>
          <chart:axis chart:dimension="y" chart:name="primary-y" chart:style-name="ch6">
            <chart:title svg:x="0.451cm" svg:y="6.061cm" chart:style-name="ch7">
              <text:p>Execution Time ( seconds )</text:p>
            </chart:title>
            <chart:grid chart:style-name="ch8" chart:class="major"/>
          </chart:axis>
          <chart:series chart:style-name="ch9" chart:values-cell-range-address="Sheet1.B3:Sheet1.D3" chart:label-cell-address="Sheet1.A3:Sheet1.A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 Billion</text:p>
                <draw:g>
                  <svg:desc>Sheet1.B1:Sheet1.D1</svg:desc>
                </draw:g>
              </table:table-cell>
              <table:table-cell office:value-type="string">
                <text:p>1.0 Billion</text:p>
              </table:table-cell>
              <table:table-cell office:value-type="string">
                <text:p>1.5 Billion</text:p>
              </table:table-cell>
            </table:table-row>
          </table:table-header-rows>
          <table:table-rows>
            <table:table-row>
              <table:table-cell office:value-type="string">
                <text:p>sieve3</text:p>
                <draw:g>
                  <svg:desc>Sheet1.A3:Sheet1.A3</svg:desc>
                </draw:g>
              </table:table-cell>
              <table:table-cell office:value-type="float" office:value="0.440363">
                <text:p>0.440363</text:p>
                <draw:g>
                  <svg:desc>Sheet1.B3:Sheet1.D3</svg:desc>
                </draw:g>
              </table:table-cell>
              <table:table-cell office:value-type="float" office:value="0.892223">
                <text:p>0.892223</text:p>
              </table:table-cell>
              <table:table-cell office:value-type="float" office:value="1.363965">
                <text:p>1.363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